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0c4d2"/>
    </style:style>
    <style:style style:name="T1" style:family="text">
      <style:text-properties officeooo:rsid="001f2f01"/>
    </style:style>
    <style:style style:name="T2" style:family="text">
      <style:text-properties officeooo:rsid="0010c4d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/ Exercícios aula 02</text:p>
      <text:p text:style-name="Standard"><text:s/></text:p>
      <text:p text:style-name="P1">// <text:span text:style-name="T1">Exercício </text:span><text:span text:style-name="T2">1</text:span></text:p>
      <text:p text:style-name="Standard">Inicio</text:p>
      <text:p text:style-name="Standard"><text:s text:c="2"/>inteiro: "numero A";</text:p>
      <text:p text:style-name="Standard"><text:s text:c="2"/>inteiro: "numero B";</text:p>
      <text:p text:style-name="Standard"><text:s/>imprime("Digite numero A")</text:p>
      <text:p text:style-name="Standard"><text:s/>leia(numero A)</text:p>
      <text:p text:style-name="Standard"><text:s/>imprime("Digite numero B")</text:p>
      <text:p text:style-name="Standard"><text:s/>leia(numero B)</text:p>
      <text:p text:style-name="Standard"><text:s/>se "numero A" &gt; "numero B" então;</text:p>
      <text:p text:style-name="Standard"><text:s text:c="2"/>imprime("numero A" maior que "numero B")</text:p>
      <text:p text:style-name="Standard"><text:s/>senao</text:p>
      <text:p text:style-name="Standard"><text:s text:c="2"/>se "numero B" &gt; "numero A" então;</text:p>
      <text:p text:style-name="Standard"><text:s text:c="3"/>imprime("numero B" maior que "numero A")</text:p>
      <text:p text:style-name="Standard"><text:s text:c="2"/>senao </text:p>
      <text:p text:style-name="Standard"><text:s text:c="3"/>se "numero A" = "numero B" ou "numero B" = "numero A" então;</text:p>
      <text:p text:style-name="Standard"><text:s text:c="4"/>imprime("numero A" igual a "numero B")</text:p>
      <text:p text:style-name="Standard"><text:s text:c="3"/>fim-se</text:p>
      <text:p text:style-name="Standard"><text:s text:c="2"/>fim-se</text:p>
      <text:p text:style-name="Standard"><text:s/>fim-se</text:p>
      <text:p text:style-name="Standard">Fim</text:p>
      <text:p text:style-name="Standard"/>
      <text:p text:style-name="Standard">Inicio</text:p>
      <text:p text:style-name="Standard"><text:s/>inteiro: "dia da semana";</text:p>
      <text:p text:style-name="Standard">imprime("Digite dia da semana em número")</text:p>
      <text:p text:style-name="Standard">leia(Dia da semana em numero) </text:p>
      <text:p text:style-name="Standard"><text:s/>se "dia da semana em numero" = 1 então;</text:p>
      <text:p text:style-name="Standard"><text:s text:c="2"/>imprime("Domingo")</text:p>
      <text:p text:style-name="Standard"><text:s/>senao </text:p>
      <text:p text:style-name="Standard"><text:s text:c="2"/>se "dia da semana em numero" = 2 então;</text:p>
      <text:p text:style-name="Standard"><text:s text:c="3"/>imprime("Segunda-feira")</text:p>
      <text:p text:style-name="Standard"><text:s text:c="2"/>senao</text:p>
      <text:p text:style-name="Standard"><text:s text:c="3"/>se "dia da semana em numero" = 3 então;</text:p>
      <text:p text:style-name="Standard"><text:s text:c="4"/>imprime("Terça-feira") <text:s text:c="2"/></text:p>
      <text:p text:style-name="Standard"><text:s text:c="3"/>senao</text:p>
      <text:p text:style-name="Standard"><text:s text:c="4"/>se "dia da semana em numero" = 4 então;</text:p>
      <text:p text:style-name="Standard"><text:tab/> imprime("Quarta-feira")</text:p>
      <text:p text:style-name="Standard"><text:tab/>senao</text:p>
      <text:p text:style-name="Standard"><text:s text:c="5"/>se "dia da semana em numero" = 5 então;</text:p>
      <text:p text:style-name="Standard"><text:tab/> <text:s/>imprime("Quinta-feira")</text:p>
      <text:p text:style-name="Standard"><text:tab/> senao </text:p>
      <text:p text:style-name="Standard"><text:tab/> <text:s/>se "dia da semana em numero" = 6 então;</text:p>
      <text:p text:style-name="Standard"><text:tab/> <text:s text:c="2"/>imprime("Sexta-feira")</text:p>
      <text:p text:style-name="Standard"><text:tab/> <text:s/>senao</text:p>
      <text:p text:style-name="Standard"><text:s text:c="7"/>se "dia da semana em numero" = 7 então;</text:p>
      <text:p text:style-name="Standard"><text:tab/> <text:s text:c="3"/>imprime("Sábado")</text:p>
      <text:p text:style-name="Standard"><text:tab/> <text:s text:c="2"/>senao </text:p>
      <text:p text:style-name="Standard"><text:tab/> <text:s text:c="3"/>se "dia da semana em numero" &lt; 1 então;</text:p>
      <text:p text:style-name="Standard"><text:tab/><text:tab/> imprime("Dia da semana invalido")</text:p>
      <text:p text:style-name="Standard"><text:tab/><text:tab/>senao</text:p>
      <text:p text:style-name="Standard"><text:tab/><text:tab/> se "dia da semana em numero" &gt; 7 então;</text:p>
      <text:p text:style-name="Standard"><text:soft-page-break/><text:tab/><text:tab/> <text:s/>imprime("Dia da semana invalido")</text:p>
      <text:p text:style-name="Standard"><text:tab/><text:tab/> fim-se</text:p>
      <text:p text:style-name="Standard"><text:tab/><text:tab/>fim-se</text:p>
      <text:p text:style-name="Standard"><text:tab/> <text:s text:c="2"/>fim-se</text:p>
      <text:p text:style-name="Standard"><text:tab/> <text:s/>fim-se</text:p>
      <text:p text:style-name="Standard"><text:tab/> fim-se</text:p>
      <text:p text:style-name="Standard"><text:tab/>fim-se</text:p>
      <text:p text:style-name="Standard"><text:s text:c="3"/>fim-se</text:p>
      <text:p text:style-name="Standard"><text:s text:c="2"/>fim-se</text:p>
      <text:p text:style-name="Standard"><text:s/>fim-se</text:p>
      <text:p text:style-name="Standard">Fim</text:p>
      <text:p text:style-name="Standard"/>
      <text:p text:style-name="P1">// <text:span text:style-name="T1">Exercício </text:span><text:span text:style-name="T2">3</text:span></text:p>
      <text:p text:style-name="Standard">Inicio</text:p>
      <text:p text:style-name="Standard"><text:s text:c="2"/><text:span text:style-name="T2">i</text:span>nteiro: "numero A", "numero B", "operando", "resultado";</text:p>
      <text:p text:style-name="Standard"><text:s/>imprime("Insira dois numeros inteiros:");</text:p>
      <text:p text:style-name="Standard"><text:s/>imprime("Insira uma operação aritmética básica entre eles:");</text:p>
      <text:p text:style-name="Standard"><text:s/>leia("numero A");</text:p>
      <text:p text:style-name="Standard"><text:s/>leia("numero B");</text:p>
      <text:p text:style-name="Standard"><text:s/>leia("operando");</text:p>
      <text:p text:style-name="Standard"><text:s/>resultado = "numero A" + "operando" + "numero B";</text:p>
      <text:p text:style-name="Standard"><text:s/>imprime("Seu resultado é: " + "resultado")</text:p>
      <text:p text:style-name="Standard">Fim</text:p>
      <text:p text:style-name="Standard"><text:s/></text:p>
      <text:p text:style-name="P1">// <text:span text:style-name="T1">Exercício </text:span><text:span text:style-name="T2">4</text:span></text:p>
      <text:p text:style-name="Standard">Inicio</text:p>
      <text:p text:style-name="P1"><text:s text:c="2"/>inteiro: "comprimento x", "comprimento y", "comprimento <text:s/>z";</text:p>
      <text:p text:style-name="P1"><text:s/>imprime("Insira três comprimentos para saber se eles formam um triângulo");</text:p>
      <text:p text:style-name="Standard"><text:s/>leia("comprimento x", "comprimento y", "comprimento z");</text:p>
      <text:p text:style-name="Standard"><text:s/>se "comprimento x" &lt; "comprimento y" + "comprimento z" então;</text:p>
      <text:p text:style-name="Standard"><text:s text:c="2"/>se "comprimento y" &lt; "comprimento x" + "comprimento z" então;</text:p>
      <text:p text:style-name="Standard"><text:s text:c="3"/>se "comprimento z" &lt; "comprimento x" + "comprimento y" então;</text:p>
      <text:p text:style-name="Standard"><text:s text:c="4"/>imprime("Os comprimentos formam um triângulo");</text:p>
      <text:p text:style-name="Standard"><text:s text:c="3"/>senao </text:p>
      <text:p text:style-name="Standard"><text:s text:c="4"/>imprime("Os comprimentos não formam um triângulo");</text:p>
      <text:p text:style-name="Standard"><text:s text:c="3"/>fim-se</text:p>
      <text:p text:style-name="Standard"><text:s text:c="2"/>fim-se</text:p>
      <text:p text:style-name="Standard"><text:s/>fim-se</text:p>
      <text:p text:style-name="Standard">Fim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04T11:10:04.122000000</dc:date>
    <meta:editing-duration>PT10M41S</meta:editing-duration>
    <meta:editing-cycles>1</meta:editing-cycles>
    <meta:document-statistic meta:table-count="0" meta:image-count="0" meta:object-count="0" meta:page-count="2" meta:paragraph-count="89" meta:word-count="321" meta:character-count="2224" meta:non-whitespace-character-count="1807"/>
    <meta:generator>LibreOffice/7.1.6.2$Windows_X86_64 LibreOffice_project/0e133318fcee89abacd6a7d077e292f1145735c3</meta:generator>
  </office:meta>
</office:document-meta>
</file>